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gradient" draw:fill-gradient-name="Gradient_20_4" draw:fill-image-width="0cm" draw:fill-image-height="0cm" draw:textarea-vertical-align="middle" draw:shadow-offset-x="0.203cm" draw:shadow-offset-y="0.203cm"/>
    </style:style>
    <style:style style:name="gr2" style:family="graphic" style:parent-style-name="objectwithoutfill">
      <style:graphic-properties svg:stroke-color="#008080" draw:fill="none" draw:fill-image-width="0cm" draw:fill-image-height="0cm" draw:textarea-vertical-align="middle" draw:shadow-offset-x="0.203cm" draw:shadow-offset-y="0.203cm"/>
    </style:style>
    <style:style style:name="gr3" style:family="graphic" style:parent-style-name="standard">
      <style:graphic-properties draw:fill="gradient" draw:fill-gradient-name="Gradient_20_4" draw:fill-image-width="0cm" draw:fill-image-height="0cm" draw:textarea-vertical-align="middle" draw:auto-grow-height="false" fo:min-height="0.749cm" fo:min-width="0.499cm" draw:shadow-offset-x="0.203cm" draw:shadow-offset-y="0.203cm"/>
    </style:style>
    <style:style style:name="gr4" style:family="graphic" style:parent-style-name="standard">
      <style:graphic-properties draw:fill="gradient" draw:fill-gradient-name="Gradient_20_4" draw:fill-image-width="0cm" draw:fill-image-height="0cm" draw:textarea-horizontal-align="justify" draw:textarea-vertical-align="middle" draw:auto-grow-height="false" fo:min-height="0cm" fo:min-width="0cm" fo:wrap-option="no-wrap" draw:shadow-offset-x="0.203cm" draw:shadow-offset-y="0.203cm"/>
    </style:style>
    <style:style style:name="P1" style:family="paragraph">
      <style:paragraph-properties fo:text-align="center"/>
    </style:style>
  </office:automatic-styles>
  <office:body>
    <office:drawing>
      <draw:page draw:name="page1" draw:style-name="dp1" draw:master-page-name="Default">
        <draw:rect draw:style-name="gr1" draw:text-style-name="P1" draw:layer="layout" svg:width="19.59cm" svg:height="25.94cm" svg:x="0.877cm" svg:y="0.926cm">
          <text:p/>
        </draw:rect>
        <draw:path draw:style-name="gr2" draw:text-style-name="P1" draw:layer="layout" svg:width="17.47cm" svg:height="24.687cm" svg:x="2.651cm" svg:y="1.762cm" svg:viewBox="0 0 17471 24688" svg:d="m0 23241c675-1211 14519 2249 15494 1270 756-759 665-5238 1143-6223 445-916 195-7402 762-8255 479-721-1603-4981-1651-5842-97-1723 986-3088 127-3175-865-88-396-169-1270-254-1317-129-3565 870-3683 0l-508-762h-1397">
          <text:p/>
        </draw:path>
        <draw:path draw:style-name="gr2" draw:text-style-name="P1" draw:layer="layout" svg:width="17.935cm" svg:height="24.641cm" svg:x="2.397cm" svg:y="1cm" svg:viewBox="0 0 17936 24642" svg:d="m17399 24638c983 176-741-5488 127-5842 932-380 0-2324-127-3175-106-709 842-5725-508-5969-1103-199 638-3640 508-4445-135-837-557-2826 0-3556 353-462-160-968-1778-635-911 187-2833-863-3556-254-460 388-3462 1878-3048 127l-9017 381 4191-1270">
          <text:p/>
        </draw:path>
        <draw:path draw:style-name="gr2" draw:text-style-name="P1" draw:layer="layout" svg:width="18.54cm" svg:height="24.664cm" svg:x="1.386cm" svg:y="1.227cm" svg:viewBox="0 0 18541 24665" svg:d="m1199 12562c164-972 442-1914 817-2822 363-879-139-1635-446-2377-327-790-12-1688 297-2451 318-784 868-1845 223-2377-1359-1121 1412-1839 743-297-285 657 13127-686 14307-433 1294 277-800 20983-762 21844 35 793-4179-1157-4194-365-15 767-7130-305-5969 254 1278 616-3227-1678-3556-889-392 939-89-6434-1089-6671-1037-246 689-3108-297-2971-1805 250-977-910-743-1411 456-975 533-1730 743-2673 183-822 561-2026-149-2526-801-565-1194-1154-1114-1931 89-867 374-1670 520-2525 124-729 78-2070 1263-1931 963 114 12656 1862 13569 2176 1144 394 3794 10906 3048 11430-1592 1118 596 5649-254 6731-490 623-986 1793-892 2556 113 911-3553 606-3556 1524-4 1114-4662-2111-4953-889-226 951-3823-541-4445 381-555 822-2036-7151-2921-7112-1017 44 159 845-562 1399-901 691 15 1751 520 2303l1566 2648-1397-381 762-12192">
          <text:p/>
        </draw:path>
        <draw:custom-shape draw:style-name="gr3" draw:text-style-name="P1" draw:layer="layout" svg:width="14.129cm" svg:height="17.526cm" svg:x="5.032cm" svg:y="5.31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 draw:text-style-name="P1" draw:layer="layout" svg:width="11.557cm" svg:height="8.89cm" svg:x="1.635cm" svg:y="1.635cm">
          <text:p/>
          <draw:enhanced-geometry svg:viewBox="0 0 21600 21600" draw:text-areas="3000 3320 17110 17330" draw:type="cloud-callout" draw:modifiers="24238.795639384 30562.14149139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th draw:style-name="gr2" draw:text-style-name="P1" draw:layer="layout" svg:width="19.063cm" svg:height="24.996cm" svg:x="1.18cm" svg:y="1.075cm" svg:viewBox="0 0 19064 24997" svg:d="m16584 24436c1054 351-9115-786-7886-557 1212 224-7802 1065-7862 430-79-838 588-2919-254-3556-764-581 1718-4674 889-4191-1599 933-1473-7668-1016-8001 726-528-1027-7453-254-7874 740-403 3703 1572 3556 508-119-864 12919 2288 13208 1397 240-740-3350-2994-3175-1905 157 976-12690-1012-13208-254-462 676 565 20198 1397 20955 734 668 3439 2788 4318 3175 1177 518 3983-638 4064 254 68 744 8601-1106 7747-381-1656 1404-644-3003 0-2794 1050 341-176-5873 381-6604 539-707-517-1654-381-2540 133-865-1172 4234-1092 3360 122-1321 1437-10901 584-11361-4698-2541 2206 550 1397 127-948-496-1532-2844-1524-3810 9-1039-6040 895-6223-127-242-1360-8906-485-9525 762-688 1385-360 9443 127 9398 1924-178 989 13385 508 13843l11557-127">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ellipsoid" draw:cx="40%" draw:cy="40%" draw:start-color="#ffff00" draw:end-color="#008000" draw:start-intensity="100%" draw:end-intensity="100%" draw:angle="900" draw:border="3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ara Busby</meta:initial-creator>
    <meta:creation-date>2017-06-05T13:06:47</meta:creation-date>
    <dc:date>2017-06-05T13:19:48</dc:date>
    <dc:creator>Sara Busby</dc:creator>
    <meta:editing-duration>PT13M2S</meta:editing-duration>
    <meta:editing-cycles>2</meta:editing-cycles>
    <meta:generator>OpenOffice/4.0.1$Unix OpenOffice.org_project/401m5$Build-9714</meta:generator>
    <meta:document-statistic meta:object-count="7"/>
  </office:meta>
</office:document-meta>
</file>